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iez</text:span></text:span><text:span text:style-name="Fuente_20_de_20_párrafo_20_predeter."><text:span text:style-name="T14"> </text:span></text:span><text:span text:style-name="Fuente_20_de_20_párrafo_20_predeter."><text:span text:style-name="T16">(1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iez </text:span></text:span><text:span text:style-name="Fuente_20_de_20_párrafo_20_predeter."><text:span text:style-name="T20">(10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ARACIONES MAYORES DE MAQUINARIA Y EQUIPOS-DESMONTURA/MONTURA BUMERAN TRASERO (MANO DE OBRAS)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CONSERVACIÃN Y REPARACIONES MENORES DE MAQUINARIA Y EQUIPOS-REEMPLAZO DE FILTRO DE REGULADOR DE GASOLINA (MANO DE OBRA)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ARACIONES MAYORES DE MAQUINARIA Y EQUIPOS-DESMONTURA/MONTURA PUNTA DE TRIPOIDE (MANO DE OBRAS)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CONSERVACIÃN Y REPARACIONES MENORES DE MAQUINARIA Y EQUIPOS-RESETEO COMPUTARIZADO (MANO DE OBRAS)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CONSERVACIÃN Y REPARACIONES MENORES DE MAQUINARIA Y EQUIPOS-LIMPIEZA DE INYECTORES (MANO DE OBRAS)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MAYORES PARA EQUIPOS DE TRANSPORTE, TRACCIÃN Y ELEVACIÃN-MUÃ±ON CENTRAL TRASERO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REPUESTOS MAYORES PARA EQUIPOS DE TRANSPORTE, TRACCIÃN Y ELEVACIÃN-BUJE BRAZO MANDO SUPERIOR TRASERO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PRODUCTOS METÃLICOS-FILTRO DE GASOLINA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REPUESTOS MAYORES PARA EQUIPOS DE TRANSPORTE, TRACCIÃN Y ELEVACIÃN-PUNTA DE TRIPOIDE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8.0000</text:p>
          </table:table-cell>
          <table:table-cell table:style-name="Tabla2.A1" office:value-type="string">
            <text:p text:style-name="P17">PRODUCTOS METÃLICOS-FILTRO DE INYECTOR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PRODUCTOS METÃLICOS-KIT DE SELLOS DE INYECTORES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EXCELENCIA MOTORS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iez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